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66813" officeooo:paragraph-rsid="00166813"/>
    </style:style>
    <style:style style:name="P2" style:family="paragraph" style:parent-style-name="Standard">
      <style:paragraph-properties fo:text-align="start" style:justify-single-word="false"/>
      <style:text-properties officeooo:rsid="00166813" officeooo:paragraph-rsid="00166813"/>
    </style:style>
    <style:style style:name="P3" style:family="paragraph" style:parent-style-name="Standard">
      <style:paragraph-properties fo:text-align="start" style:justify-single-word="false"/>
      <style:text-properties officeooo:rsid="001a6a42" officeooo:paragraph-rsid="00166813"/>
    </style:style>
    <style:style style:name="P4" style:family="paragraph" style:parent-style-name="Standard">
      <style:paragraph-properties fo:text-align="start" style:justify-single-word="false"/>
      <style:text-properties officeooo:rsid="001a6a42" officeooo:paragraph-rsid="001a6a42"/>
    </style:style>
    <style:style style:name="P5" style:family="paragraph" style:parent-style-name="Standard">
      <style:paragraph-properties fo:text-align="start" style:justify-single-word="false"/>
      <style:text-properties officeooo:rsid="001a6a42" officeooo:paragraph-rsid="001d2f8d"/>
    </style:style>
    <style:style style:name="P6" style:family="paragraph" style:parent-style-name="Standard">
      <style:paragraph-properties fo:text-align="start" style:justify-single-word="false"/>
      <style:text-properties officeooo:rsid="001a6a42" officeooo:paragraph-rsid="002043fd"/>
    </style:style>
    <style:style style:name="P7" style:family="paragraph" style:parent-style-name="Standard">
      <style:paragraph-properties fo:text-align="start" style:justify-single-word="false"/>
      <style:text-properties officeooo:rsid="001a6a42" officeooo:paragraph-rsid="0024888f"/>
    </style:style>
    <style:style style:name="P8" style:family="paragraph" style:parent-style-name="Standard">
      <style:paragraph-properties fo:text-align="start" style:justify-single-word="false"/>
      <style:text-properties officeooo:rsid="001a6a42" officeooo:paragraph-rsid="0027e4b8"/>
    </style:style>
    <style:style style:name="P9" style:family="paragraph" style:parent-style-name="Standard">
      <style:paragraph-properties fo:text-align="start" style:justify-single-word="false"/>
      <style:text-properties officeooo:rsid="001a6a42" officeooo:paragraph-rsid="002999de"/>
    </style:style>
    <style:style style:name="P10" style:family="paragraph" style:parent-style-name="Standard">
      <style:paragraph-properties fo:text-align="start" style:justify-single-word="false"/>
      <style:text-properties officeooo:rsid="001a6a42" officeooo:paragraph-rsid="002bb665"/>
    </style:style>
    <style:style style:name="P11" style:family="paragraph" style:parent-style-name="Standard">
      <style:paragraph-properties fo:text-align="start" style:justify-single-word="false"/>
      <style:text-properties officeooo:rsid="001a6a42" officeooo:paragraph-rsid="002d6399"/>
    </style:style>
    <style:style style:name="P12" style:family="paragraph" style:parent-style-name="Standard">
      <style:paragraph-properties fo:text-align="start" style:justify-single-word="false"/>
      <style:text-properties officeooo:rsid="001a6a42" officeooo:paragraph-rsid="0030f2c3"/>
    </style:style>
    <style:style style:name="P13" style:family="paragraph" style:parent-style-name="Standard">
      <style:paragraph-properties fo:text-align="start" style:justify-single-word="false"/>
      <style:text-properties officeooo:rsid="001a6a42" officeooo:paragraph-rsid="0035b0fb"/>
    </style:style>
    <style:style style:name="P14" style:family="paragraph" style:parent-style-name="Standard">
      <style:paragraph-properties fo:text-align="start" style:justify-single-word="false"/>
      <style:text-properties officeooo:rsid="001a6a42" officeooo:paragraph-rsid="003724cb"/>
    </style:style>
    <style:style style:name="P15" style:family="paragraph" style:parent-style-name="Standard">
      <style:paragraph-properties fo:text-align="start" style:justify-single-word="false"/>
      <style:text-properties officeooo:rsid="001bc962" officeooo:paragraph-rsid="001a6a42"/>
    </style:style>
    <style:style style:name="P16" style:family="paragraph" style:parent-style-name="Standard">
      <style:paragraph-properties fo:text-align="start" style:justify-single-word="false"/>
      <style:text-properties officeooo:rsid="001d2f8d" officeooo:paragraph-rsid="001a6a42"/>
    </style:style>
    <style:style style:name="P17" style:family="paragraph" style:parent-style-name="Standard">
      <style:paragraph-properties fo:text-align="start" style:justify-single-word="false"/>
      <style:text-properties officeooo:rsid="001d2f8d" officeooo:paragraph-rsid="001d2f8d"/>
    </style:style>
    <style:style style:name="P18" style:family="paragraph" style:parent-style-name="Standard">
      <style:paragraph-properties fo:text-align="start" style:justify-single-word="false"/>
      <style:text-properties officeooo:rsid="001da122" officeooo:paragraph-rsid="001a6a42"/>
    </style:style>
    <style:style style:name="P19" style:family="paragraph" style:parent-style-name="Standard">
      <style:paragraph-properties fo:text-align="start" style:justify-single-word="false"/>
      <style:text-properties officeooo:rsid="002043fd" officeooo:paragraph-rsid="002043fd"/>
    </style:style>
    <style:style style:name="P20" style:family="paragraph" style:parent-style-name="Standard">
      <style:paragraph-properties fo:text-align="start" style:justify-single-word="false"/>
      <style:text-properties officeooo:rsid="002136ed" officeooo:paragraph-rsid="002043fd"/>
    </style:style>
    <style:style style:name="P21" style:family="paragraph" style:parent-style-name="Standard">
      <style:paragraph-properties fo:text-align="start" style:justify-single-word="false"/>
      <style:text-properties officeooo:rsid="0024888f" officeooo:paragraph-rsid="0024888f"/>
    </style:style>
    <style:style style:name="P22" style:family="paragraph" style:parent-style-name="Standard">
      <style:paragraph-properties fo:text-align="start" style:justify-single-word="false"/>
      <style:text-properties officeooo:rsid="00266635" officeooo:paragraph-rsid="0024888f"/>
    </style:style>
    <style:style style:name="P23" style:family="paragraph" style:parent-style-name="Standard">
      <style:paragraph-properties fo:text-align="start" style:justify-single-word="false"/>
      <style:text-properties officeooo:rsid="0027e4b8" officeooo:paragraph-rsid="0027e4b8"/>
    </style:style>
    <style:style style:name="P24" style:family="paragraph" style:parent-style-name="Standard">
      <style:paragraph-properties fo:text-align="start" style:justify-single-word="false"/>
      <style:text-properties officeooo:rsid="0029756f" officeooo:paragraph-rsid="0027e4b8"/>
    </style:style>
    <style:style style:name="P25" style:family="paragraph" style:parent-style-name="Standard">
      <style:paragraph-properties fo:text-align="start" style:justify-single-word="false"/>
      <style:text-properties officeooo:rsid="002999de" officeooo:paragraph-rsid="002999de"/>
    </style:style>
    <style:style style:name="P26" style:family="paragraph" style:parent-style-name="Standard">
      <style:paragraph-properties fo:text-align="start" style:justify-single-word="false"/>
      <style:text-properties officeooo:rsid="002a7d9f" officeooo:paragraph-rsid="002999de"/>
    </style:style>
    <style:style style:name="P27" style:family="paragraph" style:parent-style-name="Standard">
      <style:paragraph-properties fo:text-align="start" style:justify-single-word="false"/>
      <style:text-properties officeooo:rsid="002b2fb2" officeooo:paragraph-rsid="002b2fb2"/>
    </style:style>
    <style:style style:name="P28" style:family="paragraph" style:parent-style-name="Standard">
      <style:paragraph-properties fo:text-align="start" style:justify-single-word="false"/>
      <style:text-properties officeooo:rsid="002bb665" officeooo:paragraph-rsid="002bb665"/>
    </style:style>
    <style:style style:name="P29" style:family="paragraph" style:parent-style-name="Standard">
      <style:paragraph-properties fo:text-align="start" style:justify-single-word="false"/>
      <style:text-properties officeooo:rsid="002d375a" officeooo:paragraph-rsid="002bb665"/>
    </style:style>
    <style:style style:name="P30" style:family="paragraph" style:parent-style-name="Standard">
      <style:paragraph-properties fo:text-align="start" style:justify-single-word="false"/>
      <style:text-properties officeooo:rsid="002d6399" officeooo:paragraph-rsid="002d6399"/>
    </style:style>
    <style:style style:name="P31" style:family="paragraph" style:parent-style-name="Standard">
      <style:paragraph-properties fo:text-align="start" style:justify-single-word="false"/>
      <style:text-properties officeooo:rsid="002f2e02" officeooo:paragraph-rsid="002d6399"/>
    </style:style>
    <style:style style:name="P32" style:family="paragraph" style:parent-style-name="Standard">
      <style:paragraph-properties fo:text-align="start" style:justify-single-word="false"/>
      <style:text-properties officeooo:rsid="0030f2c3" officeooo:paragraph-rsid="0030f2c3"/>
    </style:style>
    <style:style style:name="P33" style:family="paragraph" style:parent-style-name="Standard">
      <style:paragraph-properties fo:text-align="start" style:justify-single-word="false"/>
      <style:text-properties officeooo:rsid="0034064e" officeooo:paragraph-rsid="0030f2c3"/>
    </style:style>
    <style:style style:name="P34" style:family="paragraph" style:parent-style-name="Standard">
      <style:paragraph-properties fo:text-align="start" style:justify-single-word="false"/>
      <style:text-properties officeooo:rsid="0034acba" officeooo:paragraph-rsid="0034acba"/>
    </style:style>
    <style:style style:name="P35" style:family="paragraph" style:parent-style-name="Standard">
      <style:paragraph-properties fo:text-align="start" style:justify-single-word="false"/>
      <style:text-properties officeooo:rsid="0034acba" officeooo:paragraph-rsid="0035b0fb"/>
    </style:style>
    <style:style style:name="P36" style:family="paragraph" style:parent-style-name="Standard">
      <style:paragraph-properties fo:text-align="start" style:justify-single-word="false"/>
      <style:text-properties officeooo:rsid="0035b0fb" officeooo:paragraph-rsid="0035b0fb"/>
    </style:style>
    <style:style style:name="P37" style:family="paragraph" style:parent-style-name="Standard">
      <style:paragraph-properties fo:text-align="start" style:justify-single-word="false"/>
      <style:text-properties officeooo:rsid="003724cb" officeooo:paragraph-rsid="003724cb"/>
    </style:style>
    <style:style style:name="P38" style:family="paragraph" style:parent-style-name="Standard">
      <style:paragraph-properties fo:text-align="start" style:justify-single-word="false"/>
      <style:text-properties officeooo:rsid="0037f380" officeooo:paragraph-rsid="003724cb"/>
    </style:style>
    <style:style style:name="P39" style:family="paragraph" style:parent-style-name="Standard">
      <style:paragraph-properties fo:text-align="start" style:justify-single-word="false"/>
      <style:text-properties officeooo:rsid="0037f380" officeooo:paragraph-rsid="00386b2e"/>
    </style:style>
    <style:style style:name="P40" style:family="paragraph" style:parent-style-name="Standard">
      <style:paragraph-properties fo:text-align="start" style:justify-single-word="false"/>
      <style:text-properties officeooo:rsid="0037f380" officeooo:paragraph-rsid="003a7ea3"/>
    </style:style>
    <style:style style:name="P41" style:family="paragraph" style:parent-style-name="Standard">
      <style:paragraph-properties fo:text-align="start" style:justify-single-word="false"/>
      <style:text-properties officeooo:rsid="0037f380" officeooo:paragraph-rsid="003b0f05"/>
    </style:style>
    <style:style style:name="P42" style:family="paragraph" style:parent-style-name="Standard">
      <style:paragraph-properties fo:text-align="start" style:justify-single-word="false"/>
      <style:text-properties officeooo:rsid="0037f380" officeooo:paragraph-rsid="003da6d6"/>
    </style:style>
    <style:style style:name="P43" style:family="paragraph" style:parent-style-name="Standard">
      <style:paragraph-properties fo:text-align="start" style:justify-single-word="false"/>
      <style:text-properties officeooo:rsid="0037f380" officeooo:paragraph-rsid="00438f2f"/>
    </style:style>
    <style:style style:name="P44" style:family="paragraph" style:parent-style-name="Standard">
      <style:paragraph-properties fo:text-align="start" style:justify-single-word="false"/>
      <style:text-properties officeooo:rsid="0037f380" officeooo:paragraph-rsid="0047b967"/>
    </style:style>
    <style:style style:name="P45" style:family="paragraph" style:parent-style-name="Standard">
      <style:paragraph-properties fo:text-align="start" style:justify-single-word="false"/>
      <style:text-properties officeooo:rsid="00386b2e" officeooo:paragraph-rsid="00386b2e"/>
    </style:style>
    <style:style style:name="P46" style:family="paragraph" style:parent-style-name="Standard">
      <style:paragraph-properties fo:text-align="start" style:justify-single-word="false"/>
      <style:text-properties officeooo:rsid="003a4101" officeooo:paragraph-rsid="00386b2e"/>
    </style:style>
    <style:style style:name="P47" style:family="paragraph" style:parent-style-name="Standard">
      <style:paragraph-properties fo:text-align="start" style:justify-single-word="false"/>
      <style:text-properties officeooo:rsid="003da6d6" officeooo:paragraph-rsid="003da6d6"/>
    </style:style>
    <style:style style:name="P48" style:family="paragraph" style:parent-style-name="Standard">
      <style:paragraph-properties fo:text-align="start" style:justify-single-word="false"/>
      <style:text-properties officeooo:rsid="004020dc" officeooo:paragraph-rsid="003da6d6"/>
    </style:style>
    <style:style style:name="P49" style:family="paragraph" style:parent-style-name="Standard">
      <style:paragraph-properties fo:text-align="start" style:justify-single-word="false"/>
      <style:text-properties officeooo:rsid="003a7ea3" officeooo:paragraph-rsid="003a7ea3"/>
    </style:style>
    <style:style style:name="P50" style:family="paragraph" style:parent-style-name="Standard">
      <style:paragraph-properties fo:text-align="start" style:justify-single-word="false"/>
      <style:text-properties officeooo:rsid="003b0f05" officeooo:paragraph-rsid="003b0f05"/>
    </style:style>
    <style:style style:name="P51" style:family="paragraph" style:parent-style-name="Standard">
      <style:paragraph-properties fo:text-align="start" style:justify-single-word="false"/>
      <style:text-properties officeooo:rsid="003bb51b" officeooo:paragraph-rsid="003b0f05"/>
    </style:style>
    <style:style style:name="P52" style:family="paragraph" style:parent-style-name="Standard">
      <style:paragraph-properties fo:text-align="start" style:justify-single-word="false"/>
      <style:text-properties officeooo:rsid="0041d4fb" officeooo:paragraph-rsid="003b0f05"/>
    </style:style>
    <style:style style:name="P53" style:family="paragraph" style:parent-style-name="Standard">
      <style:paragraph-properties fo:text-align="start" style:justify-single-word="false"/>
      <style:text-properties officeooo:rsid="00438f2f" officeooo:paragraph-rsid="00438f2f"/>
    </style:style>
    <style:style style:name="P54" style:family="paragraph" style:parent-style-name="Standard">
      <style:paragraph-properties fo:text-align="start" style:justify-single-word="false"/>
      <style:text-properties officeooo:rsid="00467e4d" officeooo:paragraph-rsid="00438f2f"/>
    </style:style>
    <style:style style:name="P55" style:family="paragraph" style:parent-style-name="Standard">
      <style:paragraph-properties fo:text-align="start" style:justify-single-word="false"/>
      <style:text-properties officeooo:rsid="0047b967" officeooo:paragraph-rsid="0047b967"/>
    </style:style>
    <style:style style:name="P56" style:family="paragraph" style:parent-style-name="Standard">
      <style:paragraph-properties fo:text-align="start" style:justify-single-word="false"/>
      <style:text-properties officeooo:rsid="004d9140" officeooo:paragraph-rsid="0047b967"/>
    </style:style>
    <style:style style:name="P57" style:family="paragraph" style:parent-style-name="Standard">
      <style:paragraph-properties fo:text-align="start" style:justify-single-word="false"/>
      <style:text-properties officeooo:rsid="004ef68f" officeooo:paragraph-rsid="0047b967"/>
    </style:style>
    <style:style style:name="P58" style:family="paragraph" style:parent-style-name="Standard">
      <style:paragraph-properties fo:text-align="start" style:justify-single-word="false"/>
      <style:text-properties officeooo:rsid="0050bf95" officeooo:paragraph-rsid="0047b967"/>
    </style:style>
    <style:style style:name="P59" style:family="paragraph" style:parent-style-name="Standard">
      <style:paragraph-properties fo:text-align="start" style:justify-single-word="false"/>
      <style:text-properties officeooo:rsid="0050bf95" officeooo:paragraph-rsid="0058d32d"/>
    </style:style>
    <style:style style:name="P60" style:family="paragraph" style:parent-style-name="Standard">
      <style:paragraph-properties fo:text-align="start" style:justify-single-word="false"/>
      <style:text-properties officeooo:rsid="0050bf95" officeooo:paragraph-rsid="0059f912"/>
    </style:style>
    <style:style style:name="P61" style:family="paragraph" style:parent-style-name="Standard">
      <style:paragraph-properties fo:text-align="start" style:justify-single-word="false"/>
      <style:text-properties officeooo:rsid="0050bf95" officeooo:paragraph-rsid="005aff3a"/>
    </style:style>
    <style:style style:name="P62" style:family="paragraph" style:parent-style-name="Standard">
      <style:paragraph-properties fo:text-align="start" style:justify-single-word="false"/>
      <style:text-properties officeooo:rsid="0050bf95" officeooo:paragraph-rsid="005c8d40"/>
    </style:style>
    <style:style style:name="P63" style:family="paragraph" style:parent-style-name="Standard">
      <style:paragraph-properties fo:text-align="start" style:justify-single-word="false"/>
      <style:text-properties officeooo:rsid="0050bf95" officeooo:paragraph-rsid="005d32e5"/>
    </style:style>
    <style:style style:name="T1" style:family="text">
      <style:text-properties officeooo:rsid="001699e3"/>
    </style:style>
    <style:style style:name="T2" style:family="text">
      <style:text-properties officeooo:rsid="0016ed71"/>
    </style:style>
    <style:style style:name="T3" style:family="text">
      <style:text-properties officeooo:rsid="001721b2"/>
    </style:style>
    <style:style style:name="T4" style:family="text">
      <style:text-properties officeooo:rsid="00195f3e"/>
    </style:style>
    <style:style style:name="T5" style:family="text">
      <style:text-properties officeooo:rsid="001980b4"/>
    </style:style>
    <style:style style:name="T6" style:family="text">
      <style:text-properties officeooo:rsid="001a6a42"/>
    </style:style>
    <style:style style:name="T7" style:family="text">
      <style:text-properties officeooo:rsid="001ac288"/>
    </style:style>
    <style:style style:name="T8" style:family="text">
      <style:text-properties officeooo:rsid="001bc962"/>
    </style:style>
    <style:style style:name="T9" style:family="text">
      <style:text-properties officeooo:rsid="001bc9fa"/>
    </style:style>
    <style:style style:name="T10" style:family="text">
      <style:text-properties officeooo:rsid="001d2f8d"/>
    </style:style>
    <style:style style:name="T11" style:family="text">
      <style:text-properties officeooo:rsid="001da122"/>
    </style:style>
    <style:style style:name="T12" style:family="text">
      <style:text-properties officeooo:rsid="002043fd"/>
    </style:style>
    <style:style style:name="T13" style:family="text">
      <style:text-properties officeooo:rsid="002136ed"/>
    </style:style>
    <style:style style:name="T14" style:family="text">
      <style:text-properties officeooo:rsid="002307a4"/>
    </style:style>
    <style:style style:name="T15" style:family="text">
      <style:text-properties officeooo:rsid="0024888f"/>
    </style:style>
    <style:style style:name="T16" style:family="text">
      <style:text-properties officeooo:rsid="00265ad4"/>
    </style:style>
    <style:style style:name="T17" style:family="text">
      <style:text-properties officeooo:rsid="00266635"/>
    </style:style>
    <style:style style:name="T18" style:family="text">
      <style:text-properties officeooo:rsid="0027e4b8"/>
    </style:style>
    <style:style style:name="T19" style:family="text">
      <style:text-properties officeooo:rsid="0029756f"/>
    </style:style>
    <style:style style:name="T20" style:family="text">
      <style:text-properties officeooo:rsid="002999de"/>
    </style:style>
    <style:style style:name="T21" style:family="text">
      <style:text-properties officeooo:rsid="002a7d9f"/>
    </style:style>
    <style:style style:name="T22" style:family="text">
      <style:text-properties officeooo:rsid="002bb665"/>
    </style:style>
    <style:style style:name="T23" style:family="text">
      <style:text-properties officeooo:rsid="002bed51"/>
    </style:style>
    <style:style style:name="T24" style:family="text">
      <style:text-properties officeooo:rsid="002d375a"/>
    </style:style>
    <style:style style:name="T25" style:family="text">
      <style:text-properties officeooo:rsid="002d6399"/>
    </style:style>
    <style:style style:name="T26" style:family="text">
      <style:text-properties officeooo:rsid="002f0073"/>
    </style:style>
    <style:style style:name="T27" style:family="text">
      <style:text-properties officeooo:rsid="002f2e02"/>
    </style:style>
    <style:style style:name="T28" style:family="text">
      <style:text-properties officeooo:rsid="0030f2c3"/>
    </style:style>
    <style:style style:name="T29" style:family="text">
      <style:text-properties officeooo:rsid="0030f33d"/>
    </style:style>
    <style:style style:name="T30" style:family="text">
      <style:text-properties officeooo:rsid="0032d01e"/>
    </style:style>
    <style:style style:name="T31" style:family="text">
      <style:text-properties officeooo:rsid="0034064e"/>
    </style:style>
    <style:style style:name="T32" style:family="text">
      <style:text-properties officeooo:rsid="0034acba"/>
    </style:style>
    <style:style style:name="T33" style:family="text">
      <style:text-properties officeooo:rsid="0035b0fb"/>
    </style:style>
    <style:style style:name="T34" style:family="text">
      <style:text-properties officeooo:rsid="003724cb"/>
    </style:style>
    <style:style style:name="T35" style:family="text">
      <style:text-properties officeooo:rsid="0037f380"/>
    </style:style>
    <style:style style:name="T36" style:family="text">
      <style:text-properties officeooo:rsid="00386b2e"/>
    </style:style>
    <style:style style:name="T37" style:family="text">
      <style:text-properties officeooo:rsid="003a4101"/>
    </style:style>
    <style:style style:name="T38" style:family="text">
      <style:text-properties officeooo:rsid="003a7ea3"/>
    </style:style>
    <style:style style:name="T39" style:family="text">
      <style:text-properties officeooo:rsid="003aa58c"/>
    </style:style>
    <style:style style:name="T40" style:family="text">
      <style:text-properties officeooo:rsid="003b0f05"/>
    </style:style>
    <style:style style:name="T41" style:family="text">
      <style:text-properties officeooo:rsid="003bb51b"/>
    </style:style>
    <style:style style:name="T42" style:family="text">
      <style:text-properties officeooo:rsid="003da6d6"/>
    </style:style>
    <style:style style:name="T43" style:family="text">
      <style:text-properties officeooo:rsid="004020dc"/>
    </style:style>
    <style:style style:name="T44" style:family="text">
      <style:text-properties officeooo:rsid="0041d4fb"/>
    </style:style>
    <style:style style:name="T45" style:family="text">
      <style:text-properties officeooo:rsid="00438f2f"/>
    </style:style>
    <style:style style:name="T46" style:family="text">
      <style:text-properties officeooo:rsid="0044af64"/>
    </style:style>
    <style:style style:name="T47" style:family="text">
      <style:text-properties officeooo:rsid="0044eeda"/>
    </style:style>
    <style:style style:name="T48" style:family="text">
      <style:text-properties officeooo:rsid="00467e4d"/>
    </style:style>
    <style:style style:name="T49" style:family="text">
      <style:text-properties officeooo:rsid="0047b967"/>
    </style:style>
    <style:style style:name="T50" style:family="text">
      <style:text-properties officeooo:rsid="0049ac2b"/>
    </style:style>
    <style:style style:name="T51" style:family="text">
      <style:text-properties officeooo:rsid="004aa3f2"/>
    </style:style>
    <style:style style:name="T52" style:family="text">
      <style:text-properties officeooo:rsid="004cd926"/>
    </style:style>
    <style:style style:name="T53" style:family="text">
      <style:text-properties officeooo:rsid="004d9140"/>
    </style:style>
    <style:style style:name="T54" style:family="text">
      <style:text-properties officeooo:rsid="004ef68f"/>
    </style:style>
    <style:style style:name="T55" style:family="text">
      <style:text-properties officeooo:rsid="0050bf95"/>
    </style:style>
    <style:style style:name="T56" style:family="text">
      <style:text-properties officeooo:rsid="0052697b"/>
    </style:style>
    <style:style style:name="T57" style:family="text">
      <style:text-properties officeooo:rsid="0052ae62"/>
    </style:style>
    <style:style style:name="T58" style:family="text">
      <style:text-properties officeooo:rsid="00549b10"/>
    </style:style>
    <style:style style:name="T59" style:family="text">
      <style:text-properties officeooo:rsid="00558ffc"/>
    </style:style>
    <style:style style:name="T60" style:family="text">
      <style:text-properties officeooo:rsid="00570d93"/>
    </style:style>
    <style:style style:name="T61" style:family="text">
      <style:text-properties officeooo:rsid="00577753"/>
    </style:style>
    <style:style style:name="T62" style:family="text">
      <style:text-properties officeooo:rsid="0057c9c2"/>
    </style:style>
    <style:style style:name="T63" style:family="text">
      <style:text-properties officeooo:rsid="0058d32d"/>
    </style:style>
    <style:style style:name="T64" style:family="text">
      <style:text-properties officeooo:rsid="0059f912"/>
    </style:style>
    <style:style style:name="T65" style:family="text">
      <style:text-properties officeooo:rsid="005a1727"/>
    </style:style>
    <style:style style:name="T66" style:family="text">
      <style:text-properties officeooo:rsid="005a3ded"/>
    </style:style>
    <style:style style:name="T67" style:family="text">
      <style:text-properties officeooo:rsid="005aff3a"/>
    </style:style>
    <style:style style:name="T68" style:family="text">
      <style:text-properties officeooo:rsid="005c8d40"/>
    </style:style>
    <style:style style:name="T69" style:family="text">
      <style:text-properties officeooo:rsid="005d32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cvjni.cpp</text:p>
      <text:p text:style-name="P1"/>
      <text:p text:style-name="P2"><text:tab/>cvjni is the main implementation file <text:span text:style-name="T1">for the JNI aspect of SquirrelGPU. It appears to be mostly written in C with some C++ constructs. </text:span><text:span text:style-name="T2">As it is the main implementation for the interface between the Java code and native C++, this file is the last file in the include chain for JNI. </text:span><text:span text:style-name="T3">It is thus that all variables declared in all JNI headers should be regarded as global to cvjni. Additionally, as it is in the position it is in, this file should be used to store most interface functions, such as those called by </text:span><text:span text:style-name="T4">J</text:span><text:span text:style-name="T3">ava to change various parameters for the squirrel pipeline, such as camera data and image size, </text:span><text:span text:style-name="T5">however, due to the convoluted nature of how all of the files are compiled, much caution needs to be taken in the implementation of all of the datamembers and functions, since despite the use of both header guards and #pragma once. </text:span><text:span text:style-name="T6">There should, however, be ways of remedying this situation, as it has been done in the past with other additions to the file. <text:s/></text:span><text:span text:style-name="T7">Finally, it appears that these problems are because both cvjni.cpp and the squirrel pipeline are </text:span></text:p>
      <text:p text:style-name="P3"/>
      <text:p text:style-name="P3"><text:tab/>The file has many different things to do, as well as many different ways of doing them. Due to the fact that work on this file has not yet been completed, exact algorithms will not be included, however a general description of each function will be produced.</text:p>
      <text:p text:style-name="P3"/>
      <text:p text:style-name="P4">General Function Description:</text:p>
      <text:p text:style-name="P15">void setCalibrationType()</text:p>
      <text:p text:style-name="P15"><text:tab/>Arguments: string typeIn</text:p>
      <text:p text:style-name="P4"><text:span text:style-name="T8"><text:tab/>Description: </text:span><text:span text:style-name="T9">The purpose of this function is to set the type of calibration that the program will <text:tab/><text:tab/><text:tab/>do if requested. The program can request, as defined in PerspectiveTransformEngine, <text:tab/><text:tab/><text:tab/>CALIBRATION_CHECKERBOARD, CALIBRATION_CIRCLEGRID, or <text:tab/><text:tab/><text:tab/><text:tab/>CALIBRATION_ASYMMGRID, which represent the various calibration patterns that <text:tab/><text:tab/><text:tab/>can be recognized by OpenCV.</text:span></text:p>
      <text:p text:style-name="P4"><text:span text:style-name="T9"><text:tab/></text:span><text:span text:style-name="T10">Algorithm: </text:span></text:p>
      <text:p text:style-name="P16"><text:tab/><text:tab/>If the input is checkerboard, set calibrationType to 1.</text:p>
      <text:p text:style-name="P16"><text:tab/><text:tab/>If the input is circlegrid, set calibrationType to 2.</text:p>
      <text:p text:style-name="P16"><text:tab/><text:tab/>If the input is asymmetriccirclegrid, set calibrationType to 3.</text:p>
      <text:p text:style-name="P16"/>
      <text:p text:style-name="P17">bool loadCalibrationData()</text:p>
      <text:p text:style-name="P17"><text:tab/>Arguments: none</text:p>
      <text:p text:style-name="P5"><text:span text:style-name="T10"><text:tab/>Description: This function will eventually be used to load calibration data from storage rather <text:tab/><text:tab/><text:tab/>than re-calibrating every time, </text:span><text:span text:style-name="T11">however it is now nothing more than a dummy function <text:tab/><text:tab/><text:tab/>that does nothing.</text:span></text:p>
      <text:p text:style-name="P4"><text:span text:style-name="T9"><text:tab/></text:span><text:span text:style-name="T11">Algorithm:</text:span></text:p>
      <text:p text:style-name="P18"><text:tab/><text:tab/>Return false.</text:p>
      <text:p text:style-name="P18"/>
      <text:p text:style-name="P19">vector&lt;Point2f&gt; getCalibrationPoints()</text:p>
      <text:p text:style-name="P19"><text:tab/>Arguments: mat image.</text:p>
      <text:p text:style-name="P19"><text:tab/>Description: This function calls various OpenCV functions and attempts to get coordinates for <text:tab/><text:tab/><text:tab/>all of the calibration points on the calibration image.</text:p>
      <text:p text:style-name="P19"><text:tab/>Algorithm:</text:p>
      <text:p text:style-name="P6"><text:span text:style-name="T12"><text:tab/><text:tab/></text:span><text:span text:style-name="T13">If the calibration is type 1:</text:span></text:p>
      <text:p text:style-name="P20"><text:tab/><text:tab/><text:tab/>Call the function “findChessboardCorners”.</text:p>
      <text:p text:style-name="P20"><text:tab/><text:tab/><text:tab/>Log some debugging information.</text:p>
      <text:p text:style-name="P20"><text:tab/><text:tab/>Endif</text:p>
      <text:p text:style-name="P6"><text:span text:style-name="T13"><text:tab/><text:tab/></text:span><text:span text:style-name="T14">Return the output point vector.</text:span></text:p>
      <text:p text:style-name="P7"><text:soft-page-break/><text:span text:style-name="T15">void doCamCalibra</text:span><text:span text:style-name="T19">ti</text:span><text:span text:style-name="T15">on()</text:span></text:p>
      <text:p text:style-name="P21"><text:tab/>Arguments: const char * inFileName.</text:p>
      <text:p text:style-name="P7"><text:span text:style-name="T15"><text:tab/>Description: Attempts to find </text:span><text:span text:style-name="T16">and use </text:span><text:span text:style-name="T15">calibration points in the specified image.</text:span></text:p>
      <text:p text:style-name="P7"><text:span text:style-name="T15"><text:tab/></text:span><text:span text:style-name="T17">Algorithm:</text:span></text:p>
      <text:p text:style-name="P22"><text:tab/><text:tab/>Read the image file.</text:p>
      <text:p text:style-name="P22"><text:tab/><text:tab/>Call “calibrateCamera”</text:p>
      <text:p text:style-name="P22"/>
      <text:p text:style-name="P23">void runCalibrationSet()</text:p>
      <text:p text:style-name="P8"><text:span text:style-name="T18"><text:tab/>Arguments: </text:span><text:span text:style-name="T19">vector&lt;const char*&gt; inputFileNames.</text:span></text:p>
      <text:p text:style-name="P24"><text:tab/>Description: Runs camera calibration for all of the elements in the vector.</text:p>
      <text:p text:style-name="P24"><text:tab/>Algorithm:</text:p>
      <text:p text:style-name="P24"><text:tab/><text:tab/>Loops through and passes elements to doCamCalibration</text:p>
      <text:p text:style-name="P24"/>
      <text:p text:style-name="P25">void printMatrices()</text:p>
      <text:p text:style-name="P25"><text:tab/>Arguments: none.</text:p>
      <text:p text:style-name="P25"><text:tab/>Description: Prints the contents of all public matrices, including the calibration and rotation <text:tab/><text:tab/><text:tab/>matrices. This is for debugging purposes and has no other application.</text:p>
      <text:p text:style-name="P9"><text:span text:style-name="T20"><text:tab/></text:span><text:span text:style-name="T21">Algorithm:</text:span></text:p>
      <text:p text:style-name="P26"><text:tab/><text:tab/>Print rvecs.</text:p>
      <text:p text:style-name="P26"><text:tab/><text:tab/>Print tvecs.</text:p>
      <text:p text:style-name="P26"><text:tab/><text:tab/>Print the camera matrix.</text:p>
      <text:p text:style-name="P26"><text:tab/><text:tab/>Print the distance coefficients.</text:p>
      <text:p text:style-name="P26"/>
      <text:p text:style-name="P27">&lt;2 JNI hooks for C++ functions setCalibrationType and doCamCalibration.&gt;</text:p>
      <text:p text:style-name="P27"/>
      <text:p text:style-name="P28">jint myPushImage()</text:p>
      <text:p text:style-name="P28"><text:tab/>Arguments: JNIEnv *env, jclass, jstring rawName, jstring config_file, jstring name.</text:p>
      <text:p text:style-name="P10"><text:span text:style-name="T22"><text:tab/>Description: </text:span><text:span text:style-name="T23">This is the t</text:span><text:span text:style-name="T22">he original method by which the program passed </text:span><text:span text:style-name="T23">its data off to JNI for <text:tab/><text:tab/><text:tab/>processing. It has been replaced by the slightly modified doRevisedJNI(), and for this <text:tab/><text:tab/><text:tab/>reason its algorithm will not be described here.</text:span></text:p>
      <text:p text:style-name="P10"><text:span text:style-name="T23"><text:tab/></text:span><text:span text:style-name="T24">Algorithm: See doRevisedJNI()</text:span></text:p>
      <text:p text:style-name="P29"/>
      <text:p text:style-name="P29"/>
      <text:p text:style-name="P30">jint dummyFunct()</text:p>
      <text:p text:style-name="P30"><text:tab/>Arguments: JNIEnv *env, jclass c, jstring rawName, jstring rawName2, jstring config, jstring <text:tab/><text:tab/><text:tab/>name, jstring name2.</text:p>
      <text:p text:style-name="P11"><text:span text:style-name="T25"><text:tab/></text:span><text:span text:style-name="T26">Description: </text:span><text:span text:style-name="T27">This function was used in testing the burst capture algorithm. It serves no purpose <text:tab/><text:tab/><text:tab/>except for returning a random number in the range 0-99.</text:span></text:p>
      <text:p text:style-name="P31"><text:tab/>Algorithm:</text:p>
      <text:p text:style-name="P31"><text:tab/><text:tab/>Return a random number in the range from 0 to 99.</text:p>
      <text:p text:style-name="P31"/>
      <text:p text:style-name="P32">jint myBurstImage()</text:p>
      <text:p text:style-name="P12"><text:span text:style-name="T28"><text:tab/>Arguments: </text:span><text:span text:style-name="T29">JNIEnv *env, jclass c, jstring rawName, jstring rawName2, jstring config, jstring <text:tab/><text:tab/><text:tab/>name, jstring name2.</text:span></text:p>
      <text:p text:style-name="P12"><text:span text:style-name="T29"><text:tab/></text:span><text:span text:style-name="T30">Description: Was used earlier to streamline the process of detecting objects in uncorrected and <text:tab/><text:tab/><text:tab/>uncalibrated images. </text:span></text:p>
      <text:p text:style-name="P12"><text:span text:style-name="T30"><text:tab/></text:span><text:span text:style-name="T31">Algorithm:</text:span></text:p>
      <text:p text:style-name="P33"><text:tab/><text:tab/>Call myPushImage for rawname.</text:p>
      <text:p text:style-name="P33"><text:tab/><text:tab/>Call myPushImage for name, then return the result.</text:p>
      <text:p text:style-name="P34"><text:soft-page-break/>jint giveConfig()</text:p>
      <text:p text:style-name="P34"><text:tab/>Arguments: JNIEnv *env, jclass, jstring key1, jstring value1)</text:p>
      <text:p text:style-name="P34"><text:tab/>Description: Searches manually for the value contained in key1 within a set of keys and values.</text:p>
      <text:p text:style-name="P35"><text:tab/><text:tab/>The algorithm will not be described due to the implementation and general form of how <text:tab/><text:tab/><text:tab/>this is done.</text:p>
      <text:p text:style-name="P13"><text:span text:style-name="T32"><text:tab/></text:span><text:span text:style-name="T33">Algorithm: Not listed.</text:span></text:p>
      <text:p text:style-name="P36"/>
      <text:p text:style-name="P37">Jint getStartTime()</text:p>
      <text:p text:style-name="P37"><text:tab/>Arguments: JNIEnv *, jclass</text:p>
      <text:p text:style-name="P14"><text:span text:style-name="T34"><text:tab/>Description: </text:span><text:span text:style-name="T35">This function appears to be written in order to obtain the start ti</text:span><text:span text:style-name="T36">m</text:span><text:span text:style-name="T35">e for the image <text:tab/><text:tab/><text:tab/>capture. It is presently unimplemented, and returns 0 when called.</text:span></text:p>
      <text:p text:style-name="P38"><text:tab/>Algorithm:</text:p>
      <text:p text:style-name="P38"><text:tab/><text:tab/>Return 0.</text:p>
      <text:p text:style-name="P38"/>
      <text:p text:style-name="P45">jint getEndTime()</text:p>
      <text:p text:style-name="P45"><text:tab/>Arguments JNIEnv *, jclass</text:p>
      <text:p text:style-name="P45"><text:tab/>Description: This function appears to be written in order to obtain the end time for the image <text:tab/><text:tab/><text:tab/>capture. It is presently unimplemented, and returns 0.</text:p>
      <text:p text:style-name="P45"><text:tab/>Algorithm:</text:p>
      <text:p text:style-name="P45"><text:tab/><text:tab/>Return 0.</text:p>
      <text:p text:style-name="P45"/>
      <text:p text:style-name="P45">jstring getLogFile()</text:p>
      <text:p text:style-name="P45"><text:tab/>Arguments: JNIEnv *, jclass</text:p>
      <text:p text:style-name="P45"><text:tab/>Description: Returns the string contents of /mnt/sdcard/squirrel_log.txt. This appears to be for <text:tab/><text:tab/><text:tab/>parsing and debugging purposes.</text:p>
      <text:p text:style-name="P39"><text:span text:style-name="T36"><text:tab/></text:span><text:span text:style-name="T37">Algorithm:</text:span></text:p>
      <text:p text:style-name="P39"><text:span text:style-name="T37"><text:tab/><text:tab/>Print “Get Log File” </text:span><text:span text:style-name="T41">to the log.</text:span></text:p>
      <text:p text:style-name="P46"><text:tab/><text:tab/>Convert the log file to a string.</text:p>
      <text:p text:style-name="P46"><text:tab/><text:tab/>Return the result.</text:p>
      <text:p text:style-name="P46"/>
      <text:p text:style-name="P47">JNINativeMethod data structure:</text:p>
      <text:p text:style-name="P47"><text:tab/>Description: This is an array of function pointers that are wrapped into one module. It appears <text:tab/><text:tab/><text:tab/>to be used by Java code, however it could easily streamline C code, as the functions <text:tab/><text:tab/><text:tab/>referred to by the structure are ordered such that a for loop could iterate through every <text:tab/><text:tab/><text:tab/>step in the JNI process.</text:p>
      <text:p text:style-name="P42"><text:span text:style-name="T42"><text:tab/></text:span><text:span text:style-name="T43">Pointers Declared:</text:span></text:p>
      <text:p text:style-name="P48"><text:tab/><text:tab/>pushImage: Function Pointer.</text:p>
      <text:p text:style-name="P48"><text:tab/><text:tab/>getStartTime: Function Pointer.</text:p>
      <text:p text:style-name="P48"><text:tab/><text:tab/>getEndTime: Function Pointer.</text:p>
      <text:p text:style-name="P48"><text:tab/><text:tab/></text:p>
      <text:p text:style-name="P46"/>
      <text:p text:style-name="P49">int jniRegisterNativeMethods()</text:p>
      <text:p text:style-name="P49"><text:tab/>Arguments: JNIEnv *env, const char *className, JNINativeMethod *Methods, int <text:tab/><text:tab/><text:tab/><text:tab/>numMethods.<text:tab/></text:p>
      <text:p text:style-name="P40"><text:span text:style-name="T38"><text:tab/></text:span><text:span text:style-name="T39">Description: This function </text:span><text:span text:style-name="T40">appears to find and set up a data structure representing native <text:tab/><text:tab/><text:tab/>functions to be called from Java.</text:span></text:p>
      <text:p text:style-name="P50"><text:tab/>Algorithm:</text:p>
      <text:p text:style-name="P41"><text:span text:style-name="T40"><text:tab/><text:tab/></text:span><text:span text:style-name="T41">Print “Registering Native Methods!!” to the log.</text:span></text:p>
      <text:p text:style-name="P51"><text:tab/><text:tab/>Declare the function container data structure.</text:p>
      <text:p text:style-name="P41"><text:soft-page-break/><text:span text:style-name="T41"><text:tab/><text:tab/></text:span><text:span text:style-name="T42">Fill the data structure using a function in the JNIEnv argument.</text:span></text:p>
      <text:p text:style-name="P41"><text:span text:style-name="T42"><text:tab/><text:tab/></text:span><text:span text:style-name="T44">If there is nothing in the data structure, return false.</text:span></text:p>
      <text:p text:style-name="P52"><text:tab/><text:tab/>If there is an error while populating the data structure, return false.</text:p>
      <text:p text:style-name="P52"><text:tab/><text:tab/>Else return true.</text:p>
      <text:p text:style-name="P52"/>
      <text:p text:style-name="P53">jint performTransform()</text:p>
      <text:p text:style-name="P53"><text:tab/>Arguments: JNIEnv *env, jobject c, jdouble distAbvGrnd, jdouble degToGrnd, jdouble <text:tab/><text:tab/><text:tab/><text:tab/>vertRange, jstring inFile, jstring outFile)</text:p>
      <text:p text:style-name="P43"><text:span text:style-name="T45"><text:tab/></text:span><text:span text:style-name="T46">Description: This function was originally intended to be an entry point for image projection <text:tab/><text:tab/><text:tab/>correction in C++. Due to the initial failure of the C++ perspective projection correction <text:tab/><text:tab/>algorithm, </text:span><text:span text:style-name="T47">this function was scrapped and made to return 0. Late in development, if the <text:tab/><text:tab/><text:tab/>extra performance is necessary, this function could be used as an entry point into a <text:tab/><text:tab/><text:tab/>rewritten, working perspective projection algorithm.</text:span></text:p>
      <text:p text:style-name="P43"><text:span text:style-name="T47"><text:tab/></text:span><text:span text:style-name="T48">Algorithm:</text:span></text:p>
      <text:p text:style-name="P54"><text:tab/><text:tab/>&lt;The perspective engine function calls have been commented out&gt;</text:p>
      <text:p text:style-name="P54"><text:tab/><text:tab/>Return 0.</text:p>
      <text:p text:style-name="P54"/>
      <text:p text:style-name="P55">jint doRevisedJNI()</text:p>
      <text:p text:style-name="P55"><text:tab/>Arguments: JNIEnv *env, jobject obj, jstring rawfilename, jstring config, jstring filename, <text:tab/><text:tab/><text:tab/>jdouble camVertDegRange, jdouble camHorizDegRange, jdouble picSizeX, jdouble <text:tab/><text:tab/><text:tab/>picSizeY.</text:p>
      <text:p text:style-name="P44"><text:span text:style-name="T49"><text:tab/></text:span><text:span text:style-name="T50">Description: This is a modified version of the pushToJni function. It </text:span><text:span text:style-name="T51">has only one real revision <text:tab/><text:tab/><text:tab/>aside from the additional arguments, which is the change in function calls from <text:tab/><text:tab/><text:tab/><text:tab/>runWithSizeRange (See <text:s text:c="4"/>squirrel_pipeline) to run_program.</text:span></text:p>
      <text:p text:style-name="P44"><text:span text:style-name="T51"><text:tab/></text:span><text:span text:style-name="T52">Algorithm:</text:span></text:p>
      <text:p text:style-name="P44"><text:span text:style-name="T52"><text:tab/><text:tab/></text:span><text:span text:style-name="T53">Convert the parameters into strings.</text:span></text:p>
      <text:p text:style-name="P56"><text:tab/><text:tab/>Load the image specified in the parameters.</text:p>
      <text:p text:style-name="P44"><text:span text:style-name="T53"><text:tab/><text:tab/></text:span><text:span text:style-name="T54">Log data about the image.</text:span></text:p>
      <text:p text:style-name="P57"><text:tab/><text:tab/>Get the height and width of the image.</text:p>
      <text:p text:style-name="P57"><text:tab/><text:tab/>If a background image matrix is empty:</text:p>
      <text:p text:style-name="P44"><text:span text:style-name="T54"><text:tab/><text:tab/><text:tab/></text:span><text:span text:style-name="T55">Set that matrix equal to a matrix of ones. </text:span><text:span text:style-name="T56">-Th</text:span></text:p>
      <text:p text:style-name="P58"><text:tab/><text:tab/><text:tab/>Set another matrix equal to a matrix of ones.</text:p>
      <text:p text:style-name="P58"><text:tab/><text:tab/><text:tab/><text:span text:style-name="T57">Set the remaining matrices to zero.</text:span></text:p>
      <text:p text:style-name="P58"><text:span text:style-name="T57"><text:tab/><text:tab/></text:span><text:span text:style-name="T58">If the image to be loaded is empty:</text:span></text:p>
      <text:p text:style-name="P58"><text:span text:style-name="T58"><text:tab/><text:tab/><text:tab/>Print out an error message.</text:span></text:p>
      <text:p text:style-name="P58"><text:span text:style-name="T58"><text:tab/><text:tab/>Get the current time.</text:span></text:p>
      <text:p text:style-name="P58"><text:span text:style-name="T58"><text:tab/><text:tab/></text:span><text:span text:style-name="T59">Call runWithSizeRange and put its result into a dynamic int array.</text:span></text:p>
      <text:p text:style-name="P58"><text:span text:style-name="T59"><text:tab/><text:tab/></text:span><text:span text:style-name="T60">If the loaded image and the newly created matrices aren't of equal size, print an error <text:tab/><text:tab/><text:tab/><text:tab/>message.</text:span></text:p>
      <text:p text:style-name="P58"><text:span text:style-name="T60"><text:tab/><text:tab/></text:span><text:span text:style-name="T61">Get the current time.</text:span></text:p>
      <text:p text:style-name="P58"><text:span text:style-name="T61"><text:tab/><text:tab/>Compute the time elapsed.<text:tab/></text:span></text:p>
      <text:p text:style-name="P58"><text:span text:style-name="T61"><text:tab/><text:tab/>Print that time out.</text:span></text:p>
      <text:p text:style-name="P58"><text:span text:style-name="T61"><text:tab/><text:tab/>Print a message stating that the program is done with processing the image.</text:span></text:p>
      <text:p text:style-name="P58"><text:span text:style-name="T59"><text:tab/><text:tab/></text:span><text:span text:style-name="T62">Print out further debugging information.</text:span></text:p>
      <text:p text:style-name="P58"><text:span text:style-name="T62"><text:tab/><text:tab/>Return an arbitrary result.</text:span></text:p>
      <text:p text:style-name="P59"><text:span text:style-name="T63">void setCamPitch()</text:span></text:p>
      <text:p text:style-name="P59"><text:span text:style-name="T63"><text:tab/>Arguments: double newPitch.</text:span></text:p>
      <text:p text:style-name="P59"><text:span text:style-name="T63"><text:tab/>Description: This function is called by a corresponding JNI function. Its purpose is to set the <text:tab/><text:tab/><text:tab/>pitch registered on the camera. This value is very important as it is used in area <text:tab/><text:tab/></text:span><text:soft-page-break/><text:span text:style-name="T63"><text:tab/><text:tab/>calculations. </text:span><text:span text:style-name="T64">Additionally, it must be passed to the JNI code in this fashion due to the <text:tab/><text:tab/><text:tab/>inability of JNI code to easily obtain sensor information.</text:span></text:p>
      <text:p text:style-name="P59"><text:span text:style-name="T64"><text:tab/>Algorithm:</text:span></text:p>
      <text:p text:style-name="P59"><text:span text:style-name="T64"><text:tab/><text:tab/>Set the camera pitch to newPitch.</text:span></text:p>
      <text:p text:style-name="P59"><text:span text:style-name="T64"/></text:p>
      <text:p text:style-name="P60"><text:span text:style-name="T64">void setCamHeight()</text:span></text:p>
      <text:p text:style-name="P60"><text:span text:style-name="T64"><text:tab/>Arguments: double newHeight.</text:span></text:p>
      <text:p text:style-name="P60"><text:span text:style-name="T64"><text:tab/>Description: </text:span><text:span text:style-name="T65">This function is called by a corresponding JNI function. Its purpose is to set the <text:tab/><text:tab/><text:tab/>distance the camera is above the ground. This data should have been entered by the user <text:tab/><text:tab/><text:tab/>prior to </text:span><text:span text:style-name="T66">starting the image captures.</text:span></text:p>
      <text:p text:style-name="P60"><text:span text:style-name="T66"><text:tab/></text:span><text:span text:style-name="T67">Algorithm:</text:span></text:p>
      <text:p text:style-name="P60"><text:span text:style-name="T67"><text:tab/><text:tab/>Set the camera's distance above the ground to newHeight.</text:span></text:p>
      <text:p text:style-name="P60"><text:span text:style-name="T67"/></text:p>
      <text:p text:style-name="P61"><text:span text:style-name="T67">void setMinArea()</text:span></text:p>
      <text:p text:style-name="P61"><text:span text:style-name="T67"><text:tab/>Arguments: double newMinArea.</text:span></text:p>
      <text:p text:style-name="P61"><text:span text:style-name="T67"><text:tab/>Description: This function is called by a corresponding JNI function. Its purpose is to set the <text:tab/><text:tab/><text:tab/>minimum requested area for object detection. This data should either be entered by the <text:tab/><text:tab/><text:tab/>user or set to the <text:s/>default values.</text:span></text:p>
      <text:p text:style-name="P61"><text:span text:style-name="T67"><text:tab/></text:span><text:span text:style-name="T68">Algorithm:</text:span></text:p>
      <text:p text:style-name="P61"><text:span text:style-name="T68"><text:tab/><text:tab/>Set the minimum area to newMinArea.</text:span></text:p>
      <text:p text:style-name="P61"><text:span text:style-name="T68"/></text:p>
      <text:p text:style-name="P62"><text:span text:style-name="T68">void setMaxArea()</text:span></text:p>
      <text:p text:style-name="P62"><text:span text:style-name="T68"><text:tab/>Arguments: double newMaxArea.</text:span></text:p>
      <text:p text:style-name="P60"><text:span text:style-name="T64"><text:tab/></text:span><text:span text:style-name="T69">Description: This function is called by a corresponding JNI function. Its purpose is to set the <text:tab/><text:tab/><text:tab/>maximum requested area for object detection. This data should either be entered by the <text:tab/><text:tab/><text:tab/>user or set to the default values.</text:span></text:p>
      <text:p text:style-name="P60"><text:span text:style-name="T69"><text:tab/>Algorithm:</text:span></text:p>
      <text:p text:style-name="P60"><text:span text:style-name="T69"><text:tab/><text:tab/>Set the maximum area to newMaxArea.</text:span></text:p>
      <text:p text:style-name="P60"><text:span text:style-name="T69"/></text:p>
      <text:p text:style-name="P63"><text:span text:style-name="T69">&lt;Four JNI functions to call the previous four functions.&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2T11:10:12</meta:creation-date>
    <dc:date>2013-08-06T09:10:34</dc:date>
    <meta:editing-duration>PT3H23M40S</meta:editing-duration>
    <meta:editing-cycles>76</meta:editing-cycles>
    <meta:generator>LibreOffice/4.0.2.2$Linux_X86_64 LibreOffice_project/400m0$Build-2</meta:generator>
    <meta:document-statistic meta:table-count="0" meta:image-count="0" meta:object-count="0" meta:page-count="5" meta:paragraph-count="149" meta:word-count="1481" meta:character-count="9947" meta:non-whitespace-character-count="8282"/>
  </office:meta>
</office:document-meta>
</file>